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style>
    <style:style style:name="P6" style:parent-style-name="Standard" style:family="paragraph">
      <style:paragraph-properties fo:text-align="center"/>
      <style:text-properties fo:font-size="22pt" style:font-size-asian="22pt" style:font-size-complex="22pt"/>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22pt" style:font-size-asian="22pt" style:font-size-complex="22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text-align="center"/>
      <style:text-properties fo:font-size="22pt" style:font-size-asian="22pt" style:font-size-complex="22pt"/>
    </style:style>
    <style:style style:name="P22" style:parent-style-name="Standard" style:family="paragraph">
      <style:paragraph-properties fo:text-align="center"/>
      <style:text-properties fo:font-size="22pt" style:font-size-asian="22pt" style:font-size-complex="22pt"/>
    </style:style>
    <style:style style:name="P23" style:parent-style-name="Standard" style:family="paragraph">
      <style:paragraph-properties fo:text-align="center"/>
      <style:text-properties fo:font-size="22pt" style:font-size-asian="22pt" style:font-size-complex="22pt"/>
    </style:style>
    <style:style style:name="TableColumn25" style:family="table-column">
      <style:table-column-properties style:column-width="3.2368in" style:use-optimal-column-width="false"/>
    </style:style>
    <style:style style:name="TableColumn26" style:family="table-column">
      <style:table-column-properties style:column-width="3.4604in" style:use-optimal-column-width="false"/>
    </style:style>
    <style:style style:name="Table24" style:family="table">
      <style:table-properties style:width="6.6972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0381in" fo:padding-left="0.0381in" fo:padding-bottom="0.0381in" fo:padding-right="0.0381in"/>
    </style:style>
    <style:style style:name="TableCell29" style:family="table-cell">
      <style:table-cell-properties fo:border="none" style:writing-mode="lr-tb" fo:padding-top="0.0381in" fo:padding-left="0.0381in" fo:padding-bottom="0.0381in" fo:padding-right="0.0381in"/>
    </style:style>
    <style:style style:name="TableRow30" style:family="table-row">
      <style:table-row-properties style:min-row-height="1.0875in" style:use-optimal-row-height="false"/>
    </style:style>
    <style:style style:name="TableCell31" style:family="table-cell">
      <style:table-cell-properties fo:border="none" style:writing-mode="lr-tb" fo:padding-top="0.0381in" fo:padding-left="0.0381in" fo:padding-bottom="0.0381in" fo:padding-right="0.0381in"/>
    </style:style>
    <style:style style:name="TableCell32" style:family="table-cell">
      <style:table-cell-properties fo:border="none" style:writing-mode="lr-tb" fo:padding-top="0.0381in" fo:padding-left="0.0381in" fo:padding-bottom="0.0381in" fo:padding-right="0.0381in"/>
    </style:style>
    <style:style style:name="P33" style:parent-style-name="Streszczenie" style:master-page-name="MP1" style:family="paragraph">
      <style:paragraph-properties fo:break-before="page"/>
    </style:style>
    <style:style style:name="T36" style:parent-style-name="Domyślnaczcionkaakapitu" style:family="text">
      <style:text-properties fo:font-weight="bold" style:font-weight-asian="bold" style:font-weight-complex="bold"/>
    </style:style>
    <style:style style:name="P37" style:parent-style-name="Textbody" style:family="paragraph">
      <style:paragraph-properties fo:text-indent="0in"/>
    </style:style>
    <style:style style:name="P38" style:parent-style-name="Textbody" style:family="paragraph">
      <style:text-properties style:font-name="Courier New" fo:font-size="10pt" style:font-size-asian="10pt" style:font-size-complex="10pt"/>
    </style:style>
    <style:style style:name="P39" style:parent-style-name="Textbody" style:family="paragraph">
      <style:paragraph-properties fo:text-indent="0in"/>
    </style:style>
    <style:style style:name="P40" style:parent-style-name="Textbody" style:family="paragraph">
      <style:text-properties style:font-name="Courier New" fo:font-size="10pt" style:font-size-asian="10pt" style:font-size-complex="10pt"/>
    </style:style>
    <style:style style:name="P41" style:parent-style-name="Standard" style:family="paragraph">
      <style:text-properties fo:font-size="10.5pt" style:font-size-asian="10.5pt"/>
    </style:style>
    <style:style style:name="P42" style:parent-style-name="Textbody" style:family="paragraph">
      <style:paragraph-properties fo:text-indent="0in"/>
    </style:style>
    <style:style style:name="TableColumn44" style:family="table-column">
      <style:table-column-properties style:column-width="3.3465in" style:use-optimal-column-width="false"/>
    </style:style>
    <style:style style:name="TableColumn45" style:family="table-column">
      <style:table-column-properties style:column-width="3.3465in" style:use-optimal-column-width="false"/>
    </style:style>
    <style:style style:name="Table43" style:family="table">
      <style:table-properties style:width="6.693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style:text-properties fo:font-weight="bold" style:font-weight-asian="bold" style:font-weight-complex="bold"/>
    </style:style>
    <style:style style:name="TableCell49" style:family="table-cell">
      <style:table-cell-properties fo:border="0.0034in solid #000000" style:writing-mode="lr-tb" fo:padding-top="0.0381in" fo:padding-left="0.0381in" fo:padding-bottom="0.0381in" fo:padding-right="0.0381in"/>
    </style:style>
    <style:style style:name="P50" style:parent-style-name="TableContents" style:family="paragraph">
      <style:paragraph-properties fo:text-align="center"/>
      <style:text-properties fo:font-weight="bold" style:font-weight-asian="bold" style:font-weight-complex="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fo:text-align="center"/>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center"/>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paragraph-properties fo:text-align="center"/>
    </style:style>
    <style:style style:name="P63" style:parent-style-name="Textbody" style:family="paragraph">
      <style:paragraph-properties fo:text-indent="0in"/>
    </style:style>
    <style:style style:name="P64" style:parent-style-name="Textbody" style:family="paragraph">
      <style:paragraph-properties fo:text-indent="0in"/>
    </style:style>
    <style:style style:name="P65" style:parent-style-name="Normalny" style:family="paragraph">
      <style:paragraph-properties fo:break-before="page"/>
      <style:text-properties fo:hyphenate="true"/>
    </style:style>
    <style:style style:name="P66" style:parent-style-name="Textbody" style:family="paragraph">
      <style:paragraph-properties fo:text-indent="0in"/>
    </style:style>
    <style:style style:name="P67" style:parent-style-name="Normalny" style:family="paragraph">
      <style:paragraph-properties fo:margin-bottom="0.0833in"/>
      <style:text-properties style:font-name="Arial" style:font-name-complex="Arial" fo:font-weight="bold" style:font-weight-asian="bold" style:font-weight-complex="bold" fo:font-size="14pt" style:font-size-asian="14pt" style:font-size-complex="14pt"/>
    </style:style>
    <style:style style:name="P68" style:parent-style-name="Content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9" style:parent-style-name="Domyślnaczcionkaakapitu" style:family="text">
      <style:text-properties style:font-name="Calibri" style:font-name-asian="Times New Roman" style:font-name-complex="Times New Roman" style:letter-kerning="false" fo:font-size="11pt" style:font-size-asian="11pt" style:font-size-complex="11pt"/>
    </style:style>
    <style:style style:name="P70" style:parent-style-name="Content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1" style:parent-style-name="Domyślnaczcionkaakapitu" style:family="text">
      <style:text-properties style:font-name="Calibri" style:font-name-asian="Times New Roman" style:font-name-complex="Times New Roman" style:letter-kerning="false" fo:font-size="11pt" style:font-size-asian="11pt" style:font-size-complex="11pt"/>
    </style:style>
    <style:style style:name="P72" style:parent-style-name="Content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3" style:parent-style-name="Domyślnaczcionkaakapitu" style:family="text">
      <style:text-properties style:font-name="Calibri" style:font-name-asian="Times New Roman" style:font-name-complex="Times New Roman" style:letter-kerning="false" fo:font-size="11pt" style:font-size-asian="11pt" style:font-size-complex="11pt"/>
    </style:style>
    <style:style style:name="P74" style:parent-style-name="Contents1" style:family="paragraph">
      <style:paragraph-properties>
        <style:tab-stops>
          <style:tab-stop style:type="right" style:leader-style="dotted" style:leader-text="." style:position="6.6861in"/>
        </style:tab-stops>
      </style:paragraph-properties>
    </style:style>
    <style:style style:name="P75" style:parent-style-name="Contents1" style:family="paragraph">
      <style:paragraph-properties>
        <style:tab-stops>
          <style:tab-stop style:type="right" style:leader-style="dotted" style:leader-text="." style:position="6.6861in"/>
        </style:tab-stops>
      </style:paragraph-properties>
    </style:style>
    <style:style style:name="P76" style:parent-style-name="Normalny" style:family="paragraph">
      <style:paragraph-properties fo:break-before="page"/>
      <style:text-properties fo:hyphenate="true"/>
    </style:style>
    <style:style style:name="P77" style:parent-style-name="Nagłówek1" style:family="paragraph"/>
    <style:style style:name="P78" style:parent-style-name="Normalny" style:family="paragraph">
      <style:text-properties fo:hyphenate="true"/>
    </style:style>
    <style:style style:name="P79" style:parent-style-name="Nagłówek1" style:family="paragraph">
      <style:paragraph-properties fo:break-before="page"/>
    </style:style>
    <style:style style:name="P80" style:parent-style-name="Nagłówek1" style:family="paragraph">
      <style:paragraph-properties fo:break-before="page"/>
    </style:style>
    <style:style style:name="P81" style:parent-style-name="Nagłówek1" style:family="paragraph">
      <style:paragraph-properties fo:break-before="page"/>
    </style:style>
    <style:style style:name="P82" style:parent-style-name="Nagłówek1" style:family="paragraph">
      <style:paragraph-properties fo:break-before="page"/>
    </style:style>
  </office:automatic-styles>
  <office:body>
    <office:text text:use-soft-page-breaks="true">
      <text:p text:style-name="P1">Politechnika Rzeszowska</text:p>
      <text:p text:style-name="P2">Katedra Informatyki i Automatyki</text:p>
      <text:p text:style-name="P3"/>
      <text:p text:style-name="P4"/>
      <text:p text:style-name="P5"/>
      <text:p text:style-name="P6"/>
      <text:p text:style-name="P7"/>
      <text:p text:style-name="P8"/>
      <text:p text:style-name="P9"/>
      <text:p text:style-name="P10">Sprawozdanie z przedmiotu</text:p>
      <text:p text:style-name="P11">Analiza danych w językach R i Python</text:p>
      <text:p text:style-name="P12"/>
      <text:p text:style-name="P13"/>
      <text:p text:style-name="P14">TEMAT PROJEKTU</text:p>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TableContents">Prowadzący:</text:p>
          </table:table-cell>
          <table:table-cell table:style-name="TableCell29">
            <text:p text:style-name="TableContents">Autorzy (imię nazwisko, grupa lab., email):</text:p>
          </table:table-cell>
        </table:table-row>
        <table:table-row table:style-name="TableRow30">
          <table:table-cell table:style-name="TableCell31">
            <text:p text:style-name="TableContents"/>
          </table:table-cell>
          <table:table-cell table:style-name="TableCell32">
            <text:p text:style-name="TableContents"/>
            <text:p text:style-name="TableContents"/>
            <text:p text:style-name="TableContents"/>
          </table:table-cell>
        </table:table-row>
      </table:table>
      <text:p text:style-name="P33"/>
      <text:p text:style-name="Streszczenie">Tutaj znajduje się informacja o tym w jaki sposób należy dostarczyć kolejne etapy sprawozdania prowadzącym.</text:p>
      <text:p text:style-name="Textbody"/>
      <text:p text:style-name="Textbody">Kolejne etapy sprawozdania należy dostarczyć prowadzącemu w podanych niżej terminach za pomocą strony<text:s/><text:span text:style-name="T36">sprawozdania.kia.prz.edu.pl</text:span>. Należy tam w pierwszej kolejności założyć konto (jeżeli jeszcze takowego nie ma) i dołączyć do odpowiedniej grupy projektowej z przedmiotu. Każdy kolejny etap sprawozdania należy dopisać do pliku zawierającego poprzedni, już wysłany, tak, aby ostatnie sprawozdanie było kompletne. Jeśli kolejny etap wymaga poprawek w treści poprzedniego są one dozwolone. Przed każdorazowym wysłaniem sprawozdania należy odświeżyć pole spisu treści!</text:p>
      <text:p text:style-name="P37">Każde sprawozdanie ma być wysłane w załączniku maila z tematem:</text:p>
      <text:p text:style-name="P38">ADRP&lt;numer_rozdziału&gt;_L&lt;numer_grupy&gt;_&lt;I1&gt;.&lt;Nazwisko1&gt;_&lt;I2&gt;.&lt;Nazwisko2&gt;</text:p>
      <text:p text:style-name="P39">na przykład:</text:p>
      <text:p text:style-name="P40">ADRP_R1_L01_J.Kowalski_M.Nowak</text:p>
      <text:p text:style-name="Textbody"/>
      <text:p text:style-name="P41">Ostatnie sprawozdanie powinien zawierać też załącznik z implementacją projektu, plikami danych opisującymi problemy rozważane w sprawozdaniu oraz plikami wyników jeśli takie pliki istnieją.</text:p>
      <text:p text:style-name="Textbody">Każdy wykonany projekt trzeba obronić podczas osobistej rozmowy grupy projektowej z prowadzącym w wyznaczonym terminie. Na tą rozmowę należy być przygotowanym do zaprezentowania działającego projektu. Każdy członek grupy zostanie oceniony osobno na podstawie jego wkładu <text:s/>w wykonanie projektu.</text:p>
      <text:p text:style-name="Textbody"/>
      <text:p text:style-name="P42">Terminy nadsyłania kolejnych sprawozdania:</text:p>
      <table:table table:style-name="Table43">
        <table:table-columns>
          <table:table-column table:style-name="TableColumn44"/>
          <table:table-column table:style-name="TableColumn45"/>
        </table:table-columns>
        <table:table-row table:style-name="TableRow46">
          <table:table-cell table:style-name="TableCell47">
            <text:p text:style-name="P48">Rozdział sprawozdania</text:p>
          </table:table-cell>
          <table:table-cell table:style-name="TableCell49">
            <text:p text:style-name="P50">Termin</text:p>
          </table:table-cell>
        </table:table-row>
        <table:table-row table:style-name="TableRow51">
          <table:table-cell table:style-name="TableCell52">
            <text:p text:style-name="TableContents">Rozdział numer 1.</text:p>
          </table:table-cell>
          <table:table-cell table:style-name="TableCell53">
            <text:p text:style-name="P54">28 X</text:p>
          </table:table-cell>
        </table:table-row>
        <table:table-row table:style-name="TableRow55">
          <table:table-cell table:style-name="TableCell56">
            <text:p text:style-name="TableContents">Rozdział numer 2.</text:p>
          </table:table-cell>
          <table:table-cell table:style-name="TableCell57">
            <text:p text:style-name="P58">25 XI</text:p>
          </table:table-cell>
        </table:table-row>
        <table:table-row table:style-name="TableRow59">
          <table:table-cell table:style-name="TableCell60">
            <text:p text:style-name="TableContents">Rozdział numer 3.<text:s/>etapów</text:p>
          </table:table-cell>
          <table:table-cell table:style-name="TableCell61">
            <text:p text:style-name="P62">23 XII</text:p>
          </table:table-cell>
        </table:table-row>
      </table:table>
      <text:p text:style-name="P63"/>
      <text:p text:style-name="P64">Pozostałe rozdziały należy wypełnić podczas pracy nad zasadniczymi trzema wymienionymi wyżej. Niewywiązanie się z powyższych terminów będzie skutkowało drastycznym obniżeniem oceny z przedmiotu. Termin oddawania i obrony projektów zostanie ustalona ze starostą roku.</text:p>
      <text:p text:style-name="P65"/>
      <text:p text:style-name="P66"/>
      <text:p text:style-name="P67">Spis treści</text:p>
      <text:table-of-content text:name="_TOC0">
        <text:table-of-content-source text:outline-level="9" text:use-outline-level="true" text:use-index-marks="tru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68"><text:a xlink:href="#_Toc115731247" office:target-frame-name="_top" xlink:show="replace"><text:span text:style-name="Hiperłącze">1.</text:span><text:span text:style-name="T69"><text:tab/></text:span><text:span text:style-name="Hiperłącze">Opis problematyki klasy</text:span><text:bookmark-start text:name="_Hlt180499298"/><text:bookmark-start text:name="_Hlt180499299"/><text:span text:style-name="Hiperłącze">f</text:span><text:bookmark-end text:name="_Hlt180499298"/><text:bookmark-end text:name="_Hlt180499299"/><text:span text:style-name="Hiperłącze">ikacji danych</text:span><text:tab/>4</text:a></text:p>
          <text:p text:style-name="P70"><text:a xlink:href="#_Toc115731248" office:target-frame-name="_top" xlink:show="replace"><text:span text:style-name="Hiperłącze">2.</text:span><text:span text:style-name="T71"><text:tab/></text:span><text:span text:style-name="Hiperłącze">Charakterystyka danych</text:span><text:tab/>5</text:a></text:p>
          <text:p text:style-name="P72"><text:a xlink:href="#_Toc115731249" office:target-frame-name="_top" xlink:show="replace"><text:span text:style-name="Hiperłącze">3.</text:span><text:span text:style-name="T73"><text:tab/></text:span><text:span text:style-name="Hiperłącze">Opis eksperymentów i opracowanie uzyskanych wyników</text:span><text:tab/>6</text:a></text:p>
          <text:p text:style-name="P74"><text:a xlink:href="#_Toc115731250" office:target-frame-name="_top" xlink:show="replace"><text:span text:style-name="Hiperłącze">Podsumowanie</text:span><text:tab/>7</text:a></text:p>
          <text:p text:style-name="P75"><text:a xlink:href="#_Toc115731251" office:target-frame-name="_top" xlink:show="replace"><text:span text:style-name="Hiperłącze">Bibliografia</text:span><text:tab/>8</text:a></text:p>
        </text:index-body>
      </text:table-of-content>
      <text:h text:style-name="Nagłówek1" text:outline-level="1"><text:bookmark-start text:name="_Toc22466457"/></text:h>
      <text:p text:style-name="P76"/>
      <text:list text:style-name="LFO1" text:continue-numbering="true">
        <text:list-item>
          <text:p text:style-name="P77"><text:bookmark-start text:name="_Toc33991053"/><text:bookmark-start text:name="_Toc115731247"/>Opis problematyki<text:s/><text:bookmark-end text:name="_Toc33991053"/>klasyfikacji danych<text:bookmark-end text:name="_Toc115731247"/></text:p>
        </text:list-item>
      </text:list>
      <text:p text:style-name="Streszczenie">To jest streszczenie pierwszego rozdziału. Każde streszczenie rozdziału z formatki należy usunąć i umieścić swoje (należy tu użyć stylu Streszczenie).</text:p>
      <text:p text:style-name="Streszczenie">Ten rozdział ma zawierać teoretyczny opis problematyki klasyfikacji danych w analizie danych (własnymi słowami!) na podstawie istniejących źródeł (książki, artykuły, Internet) wraz z odniesieniem do tych źródeł. Należy umieścić tu szczegółowe informacje o procesie klasyfikacji, etapach tego procesu ze wskazaniem stosowanych algorytmów. Wskazać zastosowania i rezultaty klasyfikacji. Należy umieścić również informacje na temat metod stosowanych do poprawy wiarygodności i dokładności budowanych modeli (np. Sprawdzian krzyżowy itp.) Rozdział ten powinien obejmować od trzech do czterech stron tekstu wraz z odnośnikami do literatury.</text:p>
      <text:p text:style-name="Textbody"/>
      <text:p text:style-name="P78">To jest miejsce, w którym powinna się znaleźć treść pierwszego rozdziału. To znaczy, że ten tekst należy USUNĄĆ i na jego miejsce wstawić swój, autorski. Treść rozdziału ma być napisana stylem Text body.</text:p>
      <text:list text:style-name="LFO1" text:continue-numbering="true">
        <text:list-item>
          <text:p text:style-name="P79"><text:bookmark-start text:name="_Toc33991054"/><text:bookmark-start text:name="_Toc115731248"/><text:bookmark-end text:name="_Toc22466457"/><text:soft-page-break/>C<text:bookmark-end text:name="_Toc33991054"/>harakterystyka danych<text:bookmark-end text:name="_Toc115731248"/></text:p>
        </text:list-item>
      </text:list>
      <text:p text:style-name="Streszczenie">Ten rozdział ma zawierać opis danych dla których będą przeprowadzane eksperymenty. Należy wyszukać dane do procesu klasyfikacji (dobrze by było, aby ich objętość w postaci liczby rekordów była jak największa - rzędu od kilkuset do kilku tysięcy rekordów) i wskazać źródło tych danych. Należy przedstawić informacje charakteryzujące dane (np. średnia, minimum, maksimum, mediana itp.). Przygotować stosowne wykresy (histogramy, wykresy pudełkowe) prezentujące rozkład wartości poszczególnych atrybutów. Jeżeli istnieje konieczność, należy wykonać proces przygotowania danych do budowy modeli klasyfikacji np. czyszczenie, normalizacja, usuwanie wartości pustych itp. Całość należy udokumentować fragmentami kodu w języku Python lub R.</text:p>
      <text:p text:style-name="Textbody"/>
      <text:p text:style-name="Textbody"/>
      <text:p text:style-name="Textbody"/>
      <text:list text:style-name="LFO1" text:continue-numbering="true">
        <text:list-item>
          <text:p text:style-name="P80"><text:bookmark-start text:name="_Toc33991055"/><text:bookmark-start text:name="_Toc22466458"/><text:bookmark-start text:name="_Toc115731249"/><text:soft-page-break/>Opis eksperymentów i opracowanie uzyskanych wyników<text:bookmark-end text:name="_Toc33991055"/><text:bookmark-end text:name="_Toc22466458"/><text:bookmark-end text:name="_Toc115731249"/></text:p>
        </text:list-item>
      </text:list>
      <text:p text:style-name="Streszczenie">Ten rozdział powinien zawierać wyniki eksperymentów wykonanych dla pozyskanych danych za pomocą przynajmniej 3 wybranych metod klasyfikacji. Powinny zostać przedstawione wyniki budowy modeli klasyfikacji dla różnych parametrów wybranych algorytmów oraz porównanie uzyskanych wyników w formie tabelarycznej i graficznej. Kolejne prezentowane eksperymenty powinny prowadzić do poprawienia parametrów algorytmów użytych w następnych eksperymentach. Uzyskane wyniki oraz dyskusję ich poprawności, dokładności, czasu uzyskania oraz parametrów i ich wpływu na wyniki należy umieścić w tym rozdziale. Całość należy udokumentować fragmentami kodu w języku Python lub R.</text:p>
      <text:p text:style-name="Textbody"/>
      <text:p text:style-name="Textbody"/>
      <text:h text:style-name="P81" text:outline-level="1"><text:bookmark-start text:name="_Toc33991056"/><text:bookmark-start text:name="_Toc22466459"/><text:bookmark-start text:name="_Toc115731250"/><text:soft-page-break/>Podsumowanie<text:bookmark-end text:name="_Toc33991056"/><text:bookmark-end text:name="_Toc22466459"/><text:bookmark-end text:name="_Toc115731250"/></text:h>
      <text:p text:style-name="Streszczenie">Tutaj należy umieścić podsumowanie wykonanych prac, własne wnioski dotyczące rozwiązywanego problemu klasyfikacji, metod oraz ich parametrów, zastosowanych narzędzi.</text:p>
      <text:p text:style-name="Textbody"/>
      <text:p text:style-name="Textbody"/>
      <text:h text:style-name="P82" text:outline-level="1"><text:bookmark-start text:name="_Toc33991057"/><text:bookmark-start text:name="_Toc22466460"/><text:bookmark-start text:name="_Toc115731251"/><text:soft-page-break/>Bibliografia<text:bookmark-end text:name="_Toc33991057"/><text:bookmark-end text:name="_Toc22466460"/><text:bookmark-end text:name="_Toc115731251"/></text:h>
      <text:p text:style-name="Streszczenie">Tutaj należy umieścić ponumerowane odnośniki do wszystkich źródeł na podstawie których wykonano teoretyczną część pracy oraz które były pomocne w wykonaniu części praktycznej. Do tych źródeł należy odwoływać się w sprawozdani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Heading" style:next-style-name="Streszczenie"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HeaderandFooter">
      <style:text-properties fo:hyphenate="false"/>
    </style:style>
    <style:style style:name="Textbody" style:display-name="Text body" style:family="paragraph" style:parent-style-name="Standard">
      <style:paragraph-properties fo:text-align="justify" fo:margin-bottom="0.0833in" fo:text-indent="0.3937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agłówekindeksu" style:display-name="Nagłówek indeksu" style:family="paragraph" style:parent-style-name="Heading">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Contents1" style:display-name="Contents 1" style:family="paragraph" style:parent-style-name="Normalny" style:next-style-name="Normalny" style:auto-update="true">
      <style:paragraph-properties fo:margin-bottom="0.069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Streszczenie" style:display-name="Streszczenie" style:family="paragraph" style:parent-style-name="Nagłówek1" style:next-style-name="Textbody" style:default-outline-level="1">
      <style:paragraph-properties fo:text-align="justify" fo:margin-left="1.1812in" fo:margin-right="1.1812in" fo:text-indent="0.3937in">
        <style:tab-stops/>
      </style:paragraph-properties>
      <style:text-properties style:font-name="Verdana" style:font-name-asian="Verdana" style:font-name-complex="Verdana" fo:font-weight="normal" style:font-weight-asian="normal" fo:font-size="10pt" style:font-size-asian="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Nagłówek" style:display-name="Nagłówek" style:family="paragraph" style:parent-style-name="HeaderandFooter">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4" style:parent-style-name="Heading" style:family="paragraph">
      <style:paragraph-properties fo:text-align="center"/>
    </style:style>
    <style:style style:name="P35" style:parent-style-name="Stopka" style:family="paragraph">
      <style:paragraph-properties fo:text-align="center"/>
    </style:style>
  </office:automatic-styles>
  <office:master-styles>
    <style:master-page style:name="MP0" style:page-layout-name="PL0"/>
    <style:master-page style:name="MP1" style:page-layout-name="PL1">
      <style:header>
        <text:p text:style-name="P34">Sprawozdanie z przedmiotu Analiza danych w językach R i Python, KiIA PRz</text:p>
      </style:header>
      <style:footer>
        <text:p text:style-name="P35">-<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ka sprawozdania z ADRP</dc:title>
    <meta:initial-creator>Bartosz</meta:initial-creator>
    <dc:creator>Krzysztof Kołodziej</dc:creator>
    <meta:creation-date>2020-02-28T09:12:00Z</meta:creation-date>
    <dc:date>2024-10-22T12:21:00Z</dc:date>
    <meta:print-date>2022-10-04T08:23:00Z</meta:print-date>
    <meta:template xlink:href="Normal.dotm" xlink:type="simple"/>
    <meta:editing-cycles>8</meta:editing-cycles>
    <meta:editing-duration>PT1320S</meta:editing-duration>
    <meta:document-statistic meta:page-count="8" meta:paragraph-count="10" meta:word-count="787" meta:character-count="5266" meta:row-count="37" meta:non-whitespace-character-count="4489"/>
  </office:meta>
</office:document-meta>
</file>